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automatic-styles>
    <style:style style:name="Tableau1" style:family="table">
      <style:table-properties style:width="25.698cm" table:align="left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3.209cm"/>
    </style:style>
    <style:style style:name="Tableau1.B" style:family="table-column">
      <style:table-column-properties style:column-width="5.092cm"/>
    </style:style>
    <style:style style:name="Tableau1.C" style:family="table-column">
      <style:table-column-properties style:column-width="4.598cm"/>
    </style:style>
    <style:style style:name="Tableau1.D" style:family="table-column">
      <style:table-column-properties style:column-width="4.397cm"/>
    </style:style>
    <style:style style:name="Tableau1.E" style:family="table-column">
      <style:table-column-properties style:column-width="4.3cm"/>
    </style:style>
    <style:style style:name="Tableau1.F" style:family="table-column">
      <style:table-column-properties style:column-width="4.002cm"/>
    </style:style>
    <style:style style:name="Tableau1.G" style:family="table-column">
      <style:table-column-properties style:column-width="0.099cm"/>
    </style:style>
    <style:style style:name="Tableau1.1" style:family="table-row">
      <style:table-row-properties style:min-row-height="0.7cm"/>
    </style:style>
    <style:style style:name="Tableau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au1.G1" style:family="table-cell">
      <style:table-cell-properties fo:background-color="transparent" fo:padding="0cm" fo:border-left="none" fo:border-right="none" fo:border-top="2pt solid #000000" fo:border-bottom="2pt solid #000000" style:writing-mode="page">
        <style:background-image/>
      </style:table-cell-properties>
    </style:style>
    <style:style style:name="Tableau1.2" style:family="table-row">
      <style:table-row-properties style:row-height="3.51cm"/>
    </style:style>
    <style:style style:name="Tableau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3" style:family="table-row">
      <style:table-row-properties style:row-height="3.51cm" fo:keep-together="auto"/>
    </style:style>
    <style:style style:name="Tableau1.5" style:family="table-row">
      <style:table-row-properties style:row-height="3.51cm" fo:background-color="transparent" fo:keep-together="auto">
        <style:background-image/>
      </style:table-row-properties>
    </style:style>
    <style:style style:name="Tableau1.A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506ee" officeooo:paragraph-rsid="000506e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06ee" officeooo:paragraph-rsid="000506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c8a0" officeooo:paragraph-rsid="0006c8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8a4a" officeooo:paragraph-rsid="000a8a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8a4a" officeooo:paragraph-rsid="000fa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1018" officeooo:paragraph-rsid="000b10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4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fea0" officeooo:paragraph-rsid="000dfe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fea0" officeooo:paragraph-rsid="000fa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6df" officeooo:paragraph-rsid="000fa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6df" officeooo:paragraph-rsid="001079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6df" officeooo:paragraph-rsid="001352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6df" officeooo:paragraph-rsid="00150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Roboto" officeooo:rsid="000fa6df" officeooo:paragraph-rsid="0010795d"/>
    </style:style>
    <style:style style:name="T1" style:family="text">
      <style:text-properties officeooo:rsid="000fa6df"/>
    </style:style>
    <style:style style:name="T2" style:family="text">
      <style:text-properties officeooo:rsid="0010795d"/>
    </style:style>
    <style:style style:name="T3" style:family="text">
      <style:text-properties officeooo:rsid="001352f9"/>
    </style:style>
    <style:style style:name="T4" style:family="text">
      <style:text-properties officeooo:rsid="0015006f"/>
    </style:style>
    <style:style style:name="T5" style:family="text">
      <style:text-properties officeooo:rsid="000c487e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1352f9"/>
    </style:style>
    <style:style style:name="T8" style:family="text">
      <style:text-properties style:text-line-through-style="solid" style:text-line-through-type="single" officeooo:rsid="00126b1a"/>
    </style:style>
    <style:style style:name="T9" style:family="text">
      <style:text-properties style:text-line-through-style="solid" style:text-line-through-type="single" officeooo:rsid="000fa6df"/>
    </style:style>
    <style:style style:name="T10" style:family="text">
      <style:text-properties style:text-line-through-style="solid" style:text-line-through-type="single" officeooo:rsid="000a8a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Elegant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office:value-type="string">
            <text:p text:style-name="P1">Élève/semaine</text:p>
          </table:table-cell>
          <table:table-cell table:style-name="Tableau1.A1" office:value-type="string">
            <text:p text:style-name="P1">1 <text:span text:style-name="T3">(20-24)</text:span><text:span text:style-name="T4">M</text:span></text:p>
          </table:table-cell>
          <table:table-cell table:style-name="Tableau1.A1" office:value-type="string">
            <text:p text:style-name="P1">2 <text:span text:style-name="T3">(27-31)</text:span><text:span text:style-name="T4">M</text:span></text:p>
          </table:table-cell>
          <table:table-cell table:style-name="Tableau1.A1" office:value-type="string">
            <text:p text:style-name="P1">3 <text:span text:style-name="T3">(03-07)</text:span><text:span text:style-name="T4">A</text:span></text:p>
          </table:table-cell>
          <table:table-cell table:style-name="Tableau1.A1" office:value-type="string">
            <text:p text:style-name="P1">4 <text:span text:style-name="T3">(10-14)</text:span><text:span text:style-name="T4">A</text:span></text:p>
          </table:table-cell>
          <table:table-cell table:style-name="Tableau1.A1" office:value-type="string">
            <text:p text:style-name="P1">5 <text:span text:style-name="T3">(17-21)</text:span><text:span text:style-name="T4">A</text:span></text:p>
          </table:table-cell>
          <table:table-cell table:style-name="Tableau1.G1" table:number-rows-spanned="5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2">RÉMY</text:p>
          </table:table-cell>
          <table:table-cell table:style-name="Tableau1.A2" office:value-type="string">
            <text:p text:style-name="P9">- <text:span text:style-name="T6">Ajout Derniere methode et </text:span><text:span text:style-name="T9">attribut</text:span></text:p>
            <text:p text:style-name="P9"/>
            <text:p text:style-name="P10">- <text:span text:style-name="T10">Class </text:span><text:span text:style-name="T9">Element</text:span></text:p>
          </table:table-cell>
          <table:table-cell table:style-name="Tableau1.A2" office:value-type="string">
            <text:p text:style-name="P5">- Class <text:span text:style-name="T1">Animal et les animaux</text:span></text:p>
          </table:table-cell>
          <table:table-cell table:style-name="Tableau1.A2" office:value-type="string">
            <text:p text:style-name="P9">- Class <text:span text:style-name="T1">Human</text:span></text:p>
          </table:table-cell>
          <table:table-cell table:style-name="Tableau1.A2" office:value-type="string">
            <text:p text:style-name="P11">- premier test</text:p>
          </table:table-cell>
          <table:table-cell table:style-name="Tableau1.A2" office:value-type="string">
            <text:p text:style-name="P12"><text:span text:style-name="T5">- </text:span>finition</text:p>
          </table:table-cell>
          <table:covered-table-cell table:style-name="Tableau1.G1"/>
        </table:table-row>
        <table:table-row table:style-name="Tableau1.3">
          <table:table-cell table:style-name="Tableau1.A2" office:value-type="string">
            <text:p text:style-name="P2">TOM</text:p>
          </table:table-cell>
          <table:table-cell table:style-name="Tableau1.A2" office:value-type="string">
            <text:p text:style-name="P11">- Pygame (test)</text:p>
            <text:p text:style-name="P11"/>
            <text:p text:style-name="P11">- Design sprite<text:span text:style-name="T3">s</text:span></text:p>
          </table:table-cell>
          <table:table-cell table:style-name="Tableau1.A2" office:value-type="string">
            <text:p text:style-name="P14">- Class Terrain</text:p>
          </table:table-cell>
          <table:table-cell table:style-name="Tableau1.A2" office:value-type="string">
            <text:p text:style-name="P3">- Pygame</text:p>
            <text:p text:style-name="P3"/>
            <text:p text:style-name="P3">- <text:span text:style-name="T1">animation des sprite</text:span><text:span text:style-name="T3">s</text:span></text:p>
          </table:table-cell>
          <table:table-cell table:style-name="Tableau1.A2" office:value-type="string">
            <text:p text:style-name="P3">- <text:span text:style-name="T1">test des interactions</text:span></text:p>
          </table:table-cell>
          <table:table-cell table:style-name="Tableau1.A2" office:value-type="string">
            <text:p text:style-name="P12"><text:span text:style-name="T5">- </text:span>finition</text:p>
          </table:table-cell>
          <table:covered-table-cell table:style-name="Tableau1.G1"/>
        </table:table-row>
        <table:table-row table:style-name="Tableau1.3">
          <table:table-cell table:style-name="Tableau1.A2" office:value-type="string">
            <text:p text:style-name="P2">ELIOTT</text:p>
          </table:table-cell>
          <table:table-cell table:style-name="Tableau1.A2" office:value-type="string">
            <text:p text:style-name="P9">- <text:span text:style-name="T6">Construction architecture des fichiers</text:span></text:p>
            <text:p text:style-name="P11"/>
            <text:p text:style-name="P11">- <text:span text:style-name="T6">Prototype de toute</text:span><text:span text:style-name="T7">s</text:span><text:span text:style-name="T6"> les </text:span><text:span text:style-name="T8">Class</text:span></text:p>
          </table:table-cell>
          <table:table-cell table:style-name="Tableau1.A2" office:value-type="string">
            <text:p text:style-name="P13">- <text:span text:style-name="T6">Class Ressource et héritier</text:span>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7">- <text:span text:style-name="T1">Class Car</text:span></text:p>
            <text:p text:style-name="P7"/>
            <text:p text:style-name="P7">- <text:span text:style-name="T1">ajout des dernière</text:span><text:span text:style-name="T3">s</text:span><text:span text:style-name="T1"> feature</text:span><text:span text:style-name="T3">s</text:span></text:p>
          </table:table-cell>
          <table:table-cell table:style-name="Tableau1.A2" office:value-type="string">
            <text:p text:style-name="P12"><text:span text:style-name="T5">- </text:span>finition</text:p>
          </table:table-cell>
          <table:covered-table-cell table:style-name="Tableau1.G1"/>
        </table:table-row>
        <table:table-row table:style-name="Tableau1.5">
          <table:table-cell table:style-name="Tableau1.A5" office:value-type="string">
            <text:p text:style-name="P4">KHEDA</text:p>
          </table:table-cell>
          <table:table-cell table:style-name="Tableau1.A5" office:value-type="string">
            <text:p text:style-name="P11">- <text:span text:style-name="T6">Design option/bouton</text:span></text:p>
          </table:table-cell>
          <table:table-cell table:style-name="Tableau1.A5" office:value-type="string">
            <text:p text:style-name="P11">- Classe Accueil et Setting</text:p>
          </table:table-cell>
          <table:table-cell table:style-name="Tableau1.A5" office:value-type="string">
            <text:p text:style-name="P3">- <text:span text:style-name="T1">test accueil et option</text:span></text:p>
          </table:table-cell>
          <table:table-cell table:style-name="Tableau1.A5" office:value-type="string">
            <text:p text:style-name="P8">- <text:span text:style-name="T1">finition des options</text:span></text:p>
          </table:table-cell>
          <table:table-cell table:style-name="Tableau1.A5" office:value-type="string">
            <text:p text:style-name="P12"><text:span text:style-name="T5">- </text:span>finition</text:p>
          </table:table-cell>
          <table:covered-table-cell table:style-name="Tableau1.G1"/>
        </table:table-row>
      </table:table>
      <text:p text:style-name="Standard"/>
      <text:p text:style-name="Standard"/>
      <text:p text:style-name="P15">20 mars – <text:span text:style-name="T2">24</text:span> avri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5:21:54.693000000</meta:creation-date>
    <dc:date>2023-04-03T20:01:15.202033167</dc:date>
    <meta:editing-duration>PT13H28M47S</meta:editing-duration>
    <meta:editing-cycles>17</meta:editing-cycles>
    <meta:generator>LibreOffice/7.5.1.2$Linux_X86_64 LibreOffice_project/50$Build-2</meta:generator>
    <meta:document-statistic meta:table-count="1" meta:image-count="0" meta:object-count="0" meta:page-count="1" meta:paragraph-count="35" meta:word-count="108" meta:character-count="582" meta:non-whitespace-character-count="508"/>
  </office:meta>
</office:document-meta>
</file>